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6800000B3ACDD312FE9DFA616A.jpg" manifest:media-type="image/jpeg"/>
  <manifest:file-entry manifest:full-path="Pictures/100000000000077A00000A8594A5821F673944A6.jpg" manifest:media-type="image/jpeg"/>
  <manifest:file-entry manifest:full-path="Pictures/100000000000081500000B527E084BC2CC459EC3.jpg" manifest:media-type="image/jpeg"/>
  <manifest:file-entry manifest:full-path="Pictures/100000000000085200000B4BD45B3AEA64A2AE8A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2.514cm" svg:y="-2cm" svg:width="20.957cm" svg:height="29.489cm" draw:z-index="0"><draw:image xlink:href="Pictures/100000000000077A00000A8594A5821F673944A6.jpg" xlink:type="simple" xlink:show="embed" xlink:actuate="onLoad" loext:mime-type="image/jpeg"/></draw:frame></text:p>
      <text:p text:style-name="Standard"><draw:frame draw:style-name="fr1" draw:name="Figura2" text:anchor-type="char" svg:x="-1.905cm" svg:y="-1.931cm" svg:width="20.906cm" svg:height="29.281cm" draw:z-index="1"><draw:image xlink:href="Pictures/100000000000081500000B527E084BC2CC459EC3.jpg" xlink:type="simple" xlink:show="embed" xlink:actuate="onLoad" loext:mime-type="image/jpeg"/></draw:frame><text:soft-page-break/></text:p>
      <text:p text:style-name="Standard"><draw:frame draw:style-name="fr1" draw:name="Figura3" text:anchor-type="char" svg:x="-1.113cm" svg:y="-1.931cm" svg:width="19.549cm" svg:height="29.632cm" draw:z-index="2"><draw:image xlink:href="Pictures/100000000000076800000B3ACDD312FE9DFA616A.jpg" xlink:type="simple" xlink:show="embed" xlink:actuate="onLoad" loext:mime-type="image/jpeg"/></draw:frame><text:soft-page-break/></text:p>
      <text:p text:style-name="Standard"><draw:frame draw:style-name="fr1" draw:name="Figura4" text:anchor-type="char" svg:x="-1.931cm" svg:y="-1.931cm" svg:width="20.932cm" svg:height="28.409cm" draw:z-index="3"><draw:image xlink:href="Pictures/100000000000085200000B4BD45B3AEA64A2AE8A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14T19:10:21.572000000</meta:creation-date>
    <dc:date>2021-08-14T19:13:47.142000000</dc:date>
    <meta:editing-duration>PT20S</meta:editing-duration>
    <meta:editing-cycles>1</meta:editing-cycles>
    <meta:document-statistic meta:table-count="0" meta:image-count="4" meta:object-count="0" meta:page-count="4" meta:paragraph-count="0" meta:word-count="0" meta:character-count="0" meta:non-whitespace-character-count="0"/>
    <meta:generator>LibreOffice/6.4.3.2$Windows_X86_64 LibreOffice_project/747b5d0ebf89f41c860ec2a39efd7cb15b54f2d8</meta:generator>
  </office:meta>
</office:document-meta>
</file>